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6d637"/>
    </style:style>
    <style:style style:name="P2" style:family="paragraph" style:parent-style-name="Standard">
      <style:text-properties fo:font-weight="bold" officeooo:rsid="0006d637" officeooo:paragraph-rsid="0006d637" style:font-weight-asian="bold" style:font-weight-complex="bold"/>
    </style:style>
    <style:style style:name="T1" style:family="text">
      <style:text-properties fo:language="lt" fo:country="LT"/>
    </style:style>
    <style:style style:name="T2" style:family="text">
      <style:text-properties fo:language="lt" fo:country="LT" officeooo:rsid="0017f3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TROLOGO DARBO APARAŠYMAS</text:p>
      <text:p text:style-name="P1"/>
      <text:p text:style-name="P1">Kartkartėmis manęs kas nors paklausia, koks, mano manymu, yra mano, kaip astrologo, darbas. Tai geras klausimas - jis verčia mane grįžti į pagrindą ir dar kartą išdėstyti pagrindinius dalykus tiek klausiančiajam, tiek man pačiam.<text:line-break/><text:line-break/>Mano, kaip astrologo, darbas - padėti kitiems žmonėms geriau suprasti save. Aš nežinau, kokia yra pusiausvyra tarp likimo ir laisvos valios, kaip ir niekas kitas. Tačiau gimimo žemėlapis arba horoskopas aiškiai rodo, kad į šį pasaulį ateiname ne kaip <text:span text:style-name="T2">baltas švarus lapas, kiekvienas gimstame su tam tikru skirtingu savybių rinkiniu. M</text:span>ūsų gyvenimo procesas vystosi nuo gimimo iki mirties.<text:line-break/><text:line-break/>Astrologai negali apibūdinti visų galimybių <text:span text:style-name="T2">kaip žmogus gali nugyventi savo gyvenimą. </text:span>Atrodo, kad egzistuoja dinamiškas ryšys tarp to, kas<text:span text:style-name="T1"> </text:span><text:span text:style-name="T2">žmogui</text:span><text:span text:style-name="T1"> </text:span>duota per šeimos fizinį ir psichologinį paveldėjimą, gyvenam<text:span text:style-name="T2">ąją vietą</text:span>, socialin<text:span text:style-name="T2">į</text:span> status<text:span text:style-name="T2">ą</text:span> ir jūsų pačių pasirinkim<text:span text:style-name="T2">ų</text:span>, ką su šiais duotais dalykais darote.<text:line-break/><text:line-break/>Manau, kad veiksmingai konsultuojantys astrologai stovi ties likimo ir laisvos valios riba - viena vertus, jie padeda klientams patvirtinti, kas jie yra, o tai jie tikriausiai jau žino, jei yra sąžiningi patys su savimi, kita vertus, padeda jiems pamatyti ir išplėsti galimų energijų, su kuriomis jie gimė, galimybių spektrą.<text:line-break/><text:line-break/>Astrologo ego turėtų daryti minimalią įtaką kito žmogaus horoskopo skaitymo procesui. Neįmanoma visiškai neįtraukti ego. Neįmanoma būti visiškai objektyviam, išvengti klaidų, tačiau tai, ką žmogus pasiima, turėtų būti kuo daugiau jo ir kuo mažiau astrologo. Mano patirtis rodo, kad žmonių, kurie konsultuojasi su manimi, gyvenimas yra susijęs su platesniu kontekstu, o tai jiems padeda, juos palaiko ir padeda.<text:line-break/><text:line-break/>Mane domina tik tie klientai, kurie yra pasirengę prisiimti atsakomybę už tai, kaip jų vidinis pasaulis susijęs su išorinio gyvenimo raida. Tinkamai naudojama astrologija turėtų sustiprinti asmeninės atsakomybės jausmą, o ne atimti jį ir suversti ant planetų ar, dar blogiau, ant astrologo.<text:line-break/><text:line-break/>Mano nuomone, svarbu, kad žmonės netaptų pernelyg priklausomi nuo simbolinio konteksto. Astrologija ir astrologai, kaip ir santykiai, narkotikai, seksas, alkoholis ar loterija, gali sukelti didelę priklausomybę. Su didžiaisiais simboliniais menais, tokiais kaip astrologija, taro, chiromantija ir I Čing, reikėtų konsultuotis su didele pagarba ir labai santūriai.<text:line-break/><text:line-break/>Apibendrinant - manau, kad mano darbas yra išleisti žmones, kurie jaučiasi galintys konstruktyviau ir sąžiningiau veikti savo pasaulyje, nei atėję, palaikant jų drąsą ir pasitikėjimą, kad jie galėtų gyventi savo gyvenimą, vadovaudamiesi savo nuožiūr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2-03-01T21:44:09.041000000</dc:date>
    <meta:editing-duration>PT49S</meta:editing-duration>
    <meta:editing-cycles>1</meta:editing-cycles>
    <meta:document-statistic meta:table-count="0" meta:image-count="0" meta:object-count="0" meta:page-count="1" meta:paragraph-count="2" meta:word-count="365" meta:character-count="2593" meta:non-whitespace-character-count="2223"/>
  </office:meta>
</office:document-meta>
</file>